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The lift-off</text:p>
          </table:table-cell>
          <table:table-cell table:style-name="ce6" office:value-type="string" calcext:value-type="string">
            <text:p>The liftoff</text:p>
          </table:table-cell>
          <table:table-cell table:style-name="ce6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low me …</text:p>
          </table:table-cell>
          <table:table-cell table:formula="of:=COM.MICROSOFT.CONCAT(CHAR(34);[.B42];CHAR(34))" office:value-type="string" office:string-value="&quot;Follow me …&quot;" calcext:value-type="string">
            <text:p>"Follow me …"</text:p>
          </table:table-cell>
          <table:table-cell office:value-type="string" calcext:value-type="string">
            <text:p>Fol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 office:value-type="string" calcext:value-type="string">
            <text:p>Wind 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 office:value-type="string" calcext:value-type="string">
            <text:p>Map of He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 office:value-type="string" calcext:value-type="string">
            <text:p>Bike a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 office:value-type="string" calcext:value-type="string">
            <text:p>Why you call me ugly_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 office:value-type="string" calcext:value-type="string">
            <text:p>Castle keep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 office:value-type="string" calcext:value-type="string">
            <text:p>Outside the win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 office:value-type="string" calcext:value-type="string">
            <text:p>Out of the bott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 office:value-type="string" calcext:value-type="string">
            <text:p>Port with cast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 office:value-type="string" calcext:value-type="string">
            <text:p>Summer_s e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 office:value-type="string" calcext:value-type="string">
            <text:p>Play with sharp thing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 office:value-type="string" calcext:value-type="string">
            <text:p>Rosalita of the rock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 office:value-type="string" calcext:value-type="string">
            <text:p>Dee_litefully cute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 office:value-type="string" calcext:value-type="string">
            <text:p>Yummy bre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 office:value-type="string" calcext:value-type="string">
            <text:p>Kazaap_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 office:value-type="string" calcext:value-type="string">
            <text:p>Dweetmeller roa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 office:value-type="string" calcext:value-type="string">
            <text:p>Spinning g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 office:value-type="string" calcext:value-type="string">
            <text:p>The ra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 office:value-type="string" calcext:value-type="string">
            <text:p>Moon traff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 office:value-type="string" calcext:value-type="string">
            <text:p>Midnight visit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 office:value-type="string" calcext:value-type="string">
            <text:p>Cornwall the Dragon</text:p>
          </table:table-cell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 office:value-type="string" calcext:value-type="string">
            <text:p>What was that_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 office:value-type="string" calcext:value-type="string">
            <text:p>Weird times at libra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 office:value-type="string" calcext:value-type="string">
            <text:p>Revenge of the Pharao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 office:value-type="string" calcext:value-type="string">
            <text:p>Evil shad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 office:value-type="string" calcext:value-type="string">
            <text:p>Bounty hunter_s pri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 office:value-type="string" calcext:value-type="string">
            <text:p>Definitely weird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 office:value-type="string" calcext:value-type="string">
            <text:p>Eavesdropp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 office:value-type="string" calcext:value-type="string">
            <text:p>Watching 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 office:value-type="string" calcext:value-type="string">
            <text:p>Monster di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 office:value-type="string" calcext:value-type="string">
            <text:p>I dare you to enter_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 office:value-type="string" calcext:value-type="string">
            <text:p>Watch your step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 office:value-type="string" calcext:value-type="string">
            <text:p>Which is forged_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 office:value-type="string" calcext:value-type="string">
            <text:p>Ice into water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 office:value-type="string" calcext:value-type="string">
            <text:p>Buggy Hol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 office:value-type="string" calcext:value-type="string">
            <text:p>Jewel thie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 office:value-type="string" calcext:value-type="string">
            <text:p>Just a doll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 office:value-type="string" calcext:value-type="string">
            <text:p>Ripped off_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 office:value-type="string" calcext:value-type="string">
            <text:p>Who_s there_</text:p>
          </table:table-cell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 office:value-type="string" calcext:value-type="string">
            <text:p>Kissy kis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 office:value-type="string" calcext:value-type="string">
            <text:p>The gi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 office:value-type="string" calcext:value-type="string">
            <text:p>Ketchup lo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 office:value-type="string" calcext:value-type="string">
            <text:p>Frosty morn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 office:value-type="string" calcext:value-type="string">
            <text:p>Seaside t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 office:value-type="string" calcext:value-type="string">
            <text:p>Veni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 office:value-type="string" calcext:value-type="string">
            <text:p>Valentine_s arriv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 office:value-type="string" calcext:value-type="string">
            <text:p>Summer sweetheart</text:p>
          </table:table-cell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formula="of:=COM.MICROSOFT.CONCAT(CHAR(34);[.B2];CHAR(34))" office:value-type="string" office:string-value="&quot;Whish!&quot;" calcext:value-type="string">
            <text:p>"Whish!"</text:p>
          </table:table-cell>
          <table:table-cell office:value-type="string" calcext:value-type="string">
            <text:p>Whish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formula="of:=COM.MICROSOFT.CONCAT(CHAR(34);[.B3];CHAR(34))" office:value-type="string" office:string-value="&quot;Flying&quot;" calcext:value-type="string">
            <text:p>"Flying"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formula="of:=COM.MICROSOFT.CONCAT(CHAR(34);[.B4];CHAR(34))" office:value-type="string" office:string-value="&quot;Mismatch&quot;" calcext:value-type="string">
            <text:p>"Mismatch"</text:p>
          </table:table-cell>
          <table:table-cell office:value-type="string" calcext:value-type="string">
            <text:p>Mism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formula="of:=COM.MICROSOFT.CONCAT(CHAR(34);[.B5];CHAR(34))" office:value-type="string" office:string-value="&quot;Achievement&quot;" calcext:value-type="string">
            <text:p>"Achievement"</text:p>
          </table:table-cell>
          <table:table-cell office:value-type="string" calcext:value-type="string">
            <text:p>Achievem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formula="of:=COM.MICROSOFT.CONCAT(CHAR(34);[.B6];CHAR(34))" office:value-type="string" office:string-value="&quot;Secret weapon&quot;" calcext:value-type="string">
            <text:p>"Secret weapon"</text:p>
          </table:table-cell>
          <table:table-cell office:value-type="string" calcext:value-type="string">
            <text:p>Secret weap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formula="of:=COM.MICROSOFT.CONCAT(CHAR(34);[.B7];CHAR(34))" office:value-type="string" office:string-value="&quot;Go for it!&quot;" calcext:value-type="string">
            <text:p>"Go for it!"</text:p>
          </table:table-cell>
          <table:table-cell office:value-type="string" calcext:value-type="string">
            <text:p>Go for it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formula="of:=COM.MICROSOFT.CONCAT(CHAR(34);[.B8];CHAR(34))" office:value-type="string" office:string-value="&quot;Snowboarder&quot;" calcext:value-type="string">
            <text:p>"Snowboarder"</text:p>
          </table:table-cell>
          <table:table-cell office:value-type="string" calcext:value-type="string">
            <text:p>Snowboard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formula="of:=COM.MICROSOFT.CONCAT(CHAR(34);[.B9];CHAR(34))" office:value-type="string" office:string-value="&quot;Ouch!&quot;" calcext:value-type="string">
            <text:p>"Ouch!"</text:p>
          </table:table-cell>
          <table:table-cell office:value-type="string" calcext:value-type="string">
            <text:p>Ouch_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formula="of:=COM.MICROSOFT.CONCAT(CHAR(34);[.B10];CHAR(34))" office:value-type="string" office:string-value="&quot;Overthrown&quot;" calcext:value-type="string">
            <text:p>"Overthrown"</text:p>
          </table:table-cell>
          <table:table-cell office:value-type="string" calcext:value-type="string">
            <text:p>Overthrow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formula="of:=COM.MICROSOFT.CONCAT(CHAR(34);[.B11];CHAR(34))" office:value-type="string" office:string-value="&quot;Interview&quot;" calcext:value-type="string">
            <text:p>"Interview"</text:p>
          </table:table-cell>
          <table:table-cell office:value-type="string" calcext:value-type="string">
            <text:p>Intervie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formula="of:=COM.MICROSOFT.CONCAT(CHAR(34);[.B12];CHAR(34))" office:value-type="string" office:string-value="&quot;The hike&quot;" calcext:value-type="string">
            <text:p>"The hike"</text:p>
          </table:table-cell>
          <table:table-cell office:value-type="string" calcext:value-type="string">
            <text:p>The hik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formula="of:=COM.MICROSOFT.CONCAT(CHAR(34);[.B13];CHAR(34))" office:value-type="string" office:string-value="&quot;More fun to read&quot;" calcext:value-type="string">
            <text:p>"More fun to read"</text:p>
          </table:table-cell>
          <table:table-cell office:value-type="string" calcext:value-type="string">
            <text:p>More fun to re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formula="of:=COM.MICROSOFT.CONCAT(CHAR(34);[.B14];CHAR(34))" office:value-type="string" office:string-value="&quot;Hang ten!&quot;" calcext:value-type="string">
            <text:p>"Hang ten!"</text:p>
          </table:table-cell>
          <table:table-cell office:value-type="string" calcext:value-type="string">
            <text:p>Hang ten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formula="of:=COM.MICROSOFT.CONCAT(CHAR(34);[.B15];CHAR(34))" office:value-type="string" office:string-value="&quot;Need to speed&quot;" calcext:value-type="string">
            <text:p>"Need to speed"</text:p>
          </table:table-cell>
          <table:table-cell office:value-type="string" calcext:value-type="string">
            <text:p>Need to spe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formula="of:=COM.MICROSOFT.CONCAT(CHAR(34);[.B16];CHAR(34))" office:value-type="string" office:string-value="&quot;Master&quot;" calcext:value-type="string">
            <text:p>"Master"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formula="of:=COM.MICROSOFT.CONCAT(CHAR(34);[.B17];CHAR(34))" office:value-type="string" office:string-value="&quot;Bicycle kick&quot;" calcext:value-type="string">
            <text:p>"Bicycle kick"</text:p>
          </table:table-cell>
          <table:table-cell office:value-type="string" calcext:value-type="string">
            <text:p>Bicycle kick</text:p>
          </table:table-cell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quoted</text:p>
          </table:table-cell>
          <table:table-cell table:style-name="ce5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 perfect</text:p>
          </table:table-cell>
          <table:table-cell table:formula="of:=COM.MICROSOFT.CONCAT(CHAR(34);[.B2];CHAR(34))" office:value-type="string" office:string-value="&quot;Just perfect&quot;" calcext:value-type="string">
            <text:p>"Just perfect"</text:p>
          </table:table-cell>
          <table:table-cell office:value-type="string" calcext:value-type="string">
            <text:p>Just per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urnful moon</text:p>
          </table:table-cell>
          <table:table-cell table:formula="of:=COM.MICROSOFT.CONCAT(CHAR(34);[.B3];CHAR(34))" office:value-type="string" office:string-value="&quot;Mournful moon&quot;" calcext:value-type="string">
            <text:p>"Mournful moon"</text:p>
          </table:table-cell>
          <table:table-cell office:value-type="string" calcext:value-type="string">
            <text:p>Mournful mo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ugh roof for Santa</text:p>
          </table:table-cell>
          <table:table-cell table:formula="of:=COM.MICROSOFT.CONCAT(CHAR(34);[.B4];CHAR(34))" office:value-type="string" office:string-value="&quot;Tough roof for Santa&quot;" calcext:value-type="string">
            <text:p>"Tough roof for Santa"</text:p>
          </table:table-cell>
          <table:table-cell office:value-type="string" calcext:value-type="string">
            <text:p>Tough roof for San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ying dream</text:p>
          </table:table-cell>
          <table:table-cell table:formula="of:=COM.MICROSOFT.CONCAT(CHAR(34);[.B5];CHAR(34))" office:value-type="string" office:string-value="&quot;Flying dream&quot;" calcext:value-type="string">
            <text:p>"Flying dream"</text:p>
          </table:table-cell>
          <table:table-cell office:value-type="string" calcext:value-type="string">
            <text:p>Flying dre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-take</text:p>
          </table:table-cell>
          <table:table-cell table:formula="of:=COM.MICROSOFT.CONCAT(CHAR(34);[.B6];CHAR(34))" office:value-type="string" office:string-value="&quot;Double-take&quot;" calcext:value-type="string">
            <text:p>"Double-take"</text:p>
          </table:table-cell>
          <table:table-cell office:value-type="string" calcext:value-type="string">
            <text:p>Double_tak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lution</text:p>
          </table:table-cell>
          <table:table-cell table:formula="of:=COM.MICROSOFT.CONCAT(CHAR(34);[.B7];CHAR(34))" office:value-type="string" office:string-value="&quot;Pollution&quot;" calcext:value-type="string">
            <text:p>"Pollution"</text:p>
          </table:table-cell>
          <table:table-cell office:value-type="string" calcext:value-type="string">
            <text:p>Pollu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th meal</text:p>
          </table:table-cell>
          <table:table-cell table:formula="of:=COM.MICROSOFT.CONCAT(CHAR(34);[.B8];CHAR(34))" office:value-type="string" office:string-value="&quot;Moth meal&quot;" calcext:value-type="string">
            <text:p>"Moth meal"</text:p>
          </table:table-cell>
          <table:table-cell office:value-type="string" calcext:value-type="string">
            <text:p>Moth m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out of the bag</text:p>
          </table:table-cell>
          <table:table-cell table:formula="of:=COM.MICROSOFT.CONCAT(CHAR(34);[.B9];CHAR(34))" office:value-type="string" office:string-value="&quot;Cat out of the bag&quot;" calcext:value-type="string">
            <text:p>"Cat out of the bag"</text:p>
          </table:table-cell>
          <table:table-cell office:value-type="string" calcext:value-type="string">
            <text:p>Cat out of the ba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appointment</text:p>
          </table:table-cell>
          <table:table-cell table:formula="of:=COM.MICROSOFT.CONCAT(CHAR(34);[.B10];CHAR(34))" office:value-type="string" office:string-value="&quot;Disappointment&quot;" calcext:value-type="string">
            <text:p>"Disappointment"</text:p>
          </table:table-cell>
          <table:table-cell office:value-type="string" calcext:value-type="string">
            <text:p>Disappointm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ve man inventor</text:p>
          </table:table-cell>
          <table:table-cell table:formula="of:=COM.MICROSOFT.CONCAT(CHAR(34);[.B11];CHAR(34))" office:value-type="string" office:string-value="&quot;Cave man inventor&quot;" calcext:value-type="string">
            <text:p>"Cave man inventor"</text:p>
          </table:table-cell>
          <table:table-cell office:value-type="string" calcext:value-type="string">
            <text:p>Cave man inven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idea</text:p>
          </table:table-cell>
          <table:table-cell table:formula="of:=COM.MICROSOFT.CONCAT(CHAR(34);[.B12];CHAR(34))" office:value-type="string" office:string-value="&quot;Bad idea&quot;" calcext:value-type="string">
            <text:p>"Bad idea"</text:p>
          </table:table-cell>
          <table:table-cell office:value-type="string" calcext:value-type="string">
            <text:p>Bad ide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opping</text:p>
          </table:table-cell>
          <table:table-cell table:formula="of:=COM.MICROSOFT.CONCAT(CHAR(34);[.B13];CHAR(34))" office:value-type="string" office:string-value="&quot;Shopping&quot;" calcext:value-type="string">
            <text:p>"Shopping"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 teeth!</text:p>
          </table:table-cell>
          <table:table-cell table:formula="of:=COM.MICROSOFT.CONCAT(CHAR(34);[.B14];CHAR(34))" office:value-type="string" office:string-value="&quot;Clean teeth!&quot;" calcext:value-type="string">
            <text:p>"Clean teeth!"</text:p>
          </table:table-cell>
          <table:table-cell office:value-type="string" calcext:value-type="string">
            <text:p>Clean teeth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ou wanted blue?!</text:p>
          </table:table-cell>
          <table:table-cell table:formula="of:=COM.MICROSOFT.CONCAT(CHAR(34);[.B15];CHAR(34))" office:value-type="string" office:string-value="&quot;You wanted blue?!&quot;" calcext:value-type="string">
            <text:p>"You wanted blue?!"</text:p>
          </table:table-cell>
          <table:table-cell office:value-type="string" calcext:value-type="string">
            <text:p>You wanted blue__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ems slow some days</text:p>
          </table:table-cell>
          <table:table-cell table:formula="of:=COM.MICROSOFT.CONCAT(CHAR(34);[.B16];CHAR(34))" office:value-type="string" office:string-value="&quot;Seems slow some days&quot;" calcext:value-type="string">
            <text:p>"Seems slow some days"</text:p>
          </table:table-cell>
          <table:table-cell office:value-type="string" calcext:value-type="string">
            <text:p>Seems slow some day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xing elephants</text:p>
          </table:table-cell>
          <table:table-cell table:formula="of:=COM.MICROSOFT.CONCAT(CHAR(34);[.B17];CHAR(34))" office:value-type="string" office:string-value="&quot;Mixing elephants&quot;" calcext:value-type="string">
            <text:p>"Mixing elephants"</text:p>
          </table:table-cell>
          <table:table-cell office:value-type="string" calcext:value-type="string">
            <text:p>Mixing elephant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drill mishap</text:p>
          </table:table-cell>
          <table:table-cell table:formula="of:=COM.MICROSOFT.CONCAT(CHAR(34);[.B18];CHAR(34))" office:value-type="string" office:string-value="&quot;Fire drill mishap&quot;" calcext:value-type="string">
            <text:p>"Fire drill mishap"</text:p>
          </table:table-cell>
          <table:table-cell office:value-type="string" calcext:value-type="string">
            <text:p>Fire drill misha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that got away</text:p>
          </table:table-cell>
          <table:table-cell table:formula="of:=COM.MICROSOFT.CONCAT(CHAR(34);[.B19];CHAR(34))" office:value-type="string" office:string-value="&quot;One that got away&quot;" calcext:value-type="string">
            <text:p>"One that got away"</text:p>
          </table:table-cell>
          <table:table-cell office:value-type="string" calcext:value-type="string">
            <text:p>One that got aw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23:13:17.604000000</dc:date>
    <meta:editing-duration>PT4H44M4S</meta:editing-duration>
    <meta:editing-cycles>23</meta:editing-cycles>
    <meta:generator>LibreOffice/7.2.5.2$Windows_X86_64 LibreOffice_project/499f9727c189e6ef3471021d6132d4c694f357e5</meta:generator>
    <meta:document-statistic meta:table-count="8" meta:cell-count="800" meta:object-count="0"/>
  </office:meta>
</office:document-meta>
</file>